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ans-serif"/>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Verdana" svg:font-family="Verdana"/>
  </office:font-face-decls>
  <office:automatic-styles>
    <style:style style:name="P1" style:family="paragraph" style:parent-style-name="Text_20_body" style:master-page-name="HTML">
      <style:paragraph-properties fo:margin-left="0cm" fo:margin-right="0cm" fo:text-indent="0cm" style:auto-text-indent="false" style:page-number="auto"/>
    </style:style>
    <style:style style:name="P2" style:family="paragraph" style:parent-style-name="Text_20_body">
      <style:paragraph-properties fo:margin-left="0cm" fo:margin-right="0cm" fo:text-indent="0cm" style:auto-text-indent="false"/>
      <style:text-properties fo:color="#e2af49" loext:opacity="100%" style:font-name="Verdana" fo:font-size="78pt"/>
    </style:style>
    <style:style style:name="P3" style:family="paragraph" style:parent-style-name="Text_20_body">
      <style:paragraph-properties fo:margin-left="0cm" fo:margin-right="0cm" fo:text-indent="0cm" style:auto-text-indent="false"/>
      <style:text-properties fo:color="#292928" loext:opacity="100%" style:font-name="Verdana" fo:font-size="62.25pt"/>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text-properties fo:color="#000000" loext:opacity="100%" style:font-name="Calibri" fo:font-size="12pt"/>
    </style:style>
    <style:style style:name="T1" style:family="text">
      <style:text-properties fo:color="#292928" loext:opacity="100%" fo:font-family="Tahoma" fo:font-size="16.5pt"/>
    </style:style>
    <style:style style:name="T2" style:family="text">
      <style:text-properties fo:color="#292928" loext:opacity="100%" fo:font-family="Tahoma" fo:font-size="22.5pt"/>
    </style:style>
    <style:style style:name="T3" style:family="text">
      <style:text-properties fo:color="#000000" loext:opacity="100%" style:font-name="Calibri" fo:font-size="12pt"/>
    </style:style>
    <style:style style:name="T4" style:family="text">
      <style:text-properties fo:color="#000000"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EW Signature</text:span></text:span></text:p>
      <text:p text:style-name="P2">Advert</text:p>
      <text:p text:style-name="P3">AGREEMENT TEMPLATE</text:p>
      <text:p text:style-name="P4"><text:span text:style-name="Strong_20_Emphasis"><text:span text:style-name="T2">EW Signature</text:span></text:span></text:p>
      <text:p text:style-name="P5">This Advertising Agreement, hereinafter referred to as the "Agreement," outlines the terms and conditions upon which COMPANY NAME, a Company duly registered under the laws of STATE, having a registered number of REGISTERED NUMBER with its registered address at REGISTERED ADDRESS, hereby engages ADVERTISER NAME, a Company duly registered under the laws of state, having a registered number of REGISTERED NUMBER with its registered address at REGISTERED ADDRESS, as an advertiser for the Company, hereinafter jointly referred to as the "Parties."</text:p>
      <text:p text:style-name="P5">WHEREAS the principal business of the Company is ACTIVITY WHEREAS: Advertiser provides advertising services in the above area.</text:p>
      <text:p text:style-name="P5">WHEREAS the company is desirous of engaging the advertiser to provide advertising services on such terms as are outlined throughout this agreement and the said advertiser for his part is desirous of being engaged by the Company to provide said advertisement on said terms.</text:p>
      <text:p text:style-name="P5">NOW, THEREFORE, IT IS HEREBY AGREED as follows:</text:p>
      <text:p text:style-name="P4"><text:span text:style-name="Strong_20_Emphasis"><text:span text:style-name="T3">DEFINITIONS</text:span></text:span></text:p>
      <text:p text:style-name="P5">In this Advertising Agreement:</text:p>
      <text:p text:style-name="P4"><text:span text:style-name="Strong_20_Emphasis"><text:span text:style-name="T3">"Territory" </text:span></text:span><text:span text:style-name="T3">means TERRITORY.</text:span></text:p>
      <text:p text:style-name="P4"><text:span text:style-name="Strong_20_Emphasis"><text:span text:style-name="T3">"Social Media" </text:span></text:span><text:span text:style-name="T3">refers to platforms such as Facebook, Google+, LinkedIn, etc.</text:span></text:p>
      <text:p text:style-name="P4"><text:span text:style-name="Strong_20_Emphasis"><text:span text:style-name="T3">"Advertisements" </text:span></text:span><text:span text:style-name="T3">means online ads.</text:span></text:p>
      <text:p text:style-name="P4"><text:span text:style-name="Strong_20_Emphasis"><text:span text:style-name="T3">"PPC" / "CPC" </text:span></text:span><text:span text:style-name="T3">means Pay Per Click advertising.</text:span></text:p>
      <text:p text:style-name="P4"><text:span text:style-name="Strong_20_Emphasis"><text:span text:style-name="T3">"PPV", "PPM", "PPI", "CPI", "CPM" </text:span></text:span><text:span text:style-name="T3">mean Cost Per View advertising.</text:span></text:p>
      <text:p text:style-name="P4"><text:span text:style-name="Strong_20_Emphasis"><text:span text:style-name="T3">"Display Ads" </text:span></text:span><text:span text:style-name="T3">refers to advertisements via display networks.</text:span></text:p>
      <text:p text:style-name="P4"><text:span text:style-name="Strong_20_Emphasis"><text:span text:style-name="T3">"SEO" </text:span></text:span><text:span text:style-name="T3">means Search Engine Optimisation.</text:span></text:p>
      <text:p text:style-name="P4"><text:span text:style-name="Strong_20_Emphasis"><text:span text:style-name="T3">"Video Advertising" </text:span></text:span><text:span text:style-name="T3">refers to advertising on platforms like YouTube, Vimeo, or similar.</text:span></text:p>
      <text:p text:style-name="P4"><text:span text:style-name="Strong_20_Emphasis"><text:span text:style-name="T3">"Viral Advertising" </text:span></text:span><text:span text:style-name="T3">includes forms of viral marketing, stealth advertising, and memes.</text:span></text:p>
      <text:p text:style-name="P4"><text:span text:style-name="Strong_20_Emphasis"><text:span text:style-name="T3">"Bonus Offers" </text:span></text:span><text:span text:style-name="T3">includes offering goods, services, ebooks, or incentives to customers.</text:span></text:p>
      <text:p text:style-name="P4"><text:span text:style-name="Strong_20_Emphasis"><text:span text:style-name="T3">"Fees" </text:span></text:span><text:span text:style-name="T3">refers to the amounts in Clause 4.</text:span></text:p>
      <text:p text:style-name="P4"><text:span text:style-name="Strong_20_Emphasis"><text:span text:style-name="T3">"Budget" </text:span></text:span><text:span text:style-name="T3">refers to the advertising budget outlined in Clause 5.</text:span></text:p>
      <text:p text:style-name="P5">Grammatical and contextual clarifications:</text:p>
      <text:p text:style-name="P5">Singular includes plural and vice versa.</text:p>
      <text:p text:style-name="P5">Terms denoting people include both natural and legal persons.</text:p>
      <text:p text:style-name="P5">Headings are for convenience and do not form part of this Agreement.</text:p>
      <text:p text:style-name="P5">The English version of this Agreement prevails over any translation.</text:p>
      <text:p text:style-name="P5">Any illegal clause will void that clause only, not the entire Agreement.</text:p>
      <text:p text:style-name="P5">This Agreement may be executed in counterparts, each considered an original.</text:p>
      <text:p text:style-name="P5">Despite errors in execution, the terms are binding by the Parties’ conduct.</text:p>
      <text:p text:style-name="P4"><text:span text:style-name="Strong_20_Emphasis"><text:span text:style-name="T3">INFORMATION PROVISION</text:span></text:span></text:p>
      <text:p text:style-name="P5">The Company agrees to provide the Advertiser with the following:</text:p>
      <text:p text:style-name="P4"><text:span text:style-name="Strong_20_Emphasis"><text:span text:style-name="T3">Advertising Types and Features:</text:span></text:span></text:p>
      <text:p text:style-name="P5">Advertising on websites sharing a similar target audience.</text:p>
      <text:p text:style-name="P5">Viral Advertising through word-of-mouth and brand ambassadorship.</text:p>
      <text:p text:style-name="P5">Video Advertising to educate viewers using platforms like YouTube.</text:p>
      <text:p text:style-name="P5">Radio Advertising via traditional or online stations.</text:p>
      <text:p text:style-name="P5">TV Advertising targeting networks or programs.</text:p>
      <text:p text:style-name="P5">Magazine Advertising supplemented with digital promotions.</text:p>
      <text:p text:style-name="P5">Billboard Advertising targeting geographic areas.</text:p>
      <text:p text:style-name="P5">Word-of-Mouth Advertising relying on loyal customers.</text:p>
      <text:p text:style-name="P4"><text:span text:style-name="Strong_20_Emphasis"><text:span text:style-name="T3">Prohibited Advertising Methods:</text:span></text:span></text:p>
      <text:p text:style-name="P5">Pop-ups that disrupt user experience.</text:p>
      <text:p text:style-name="P5">Bonus Offers that escalate costs unnecessarily.</text:p>
      <text:p text:style-name="P5">Affiliate Marketing resembling pyramid schemes.</text:p>
      <text:p text:style-name="P4"><text:span text:style-name="Strong_20_Emphasis"><text:span text:style-name="T3">Approval Requirements:</text:span></text:span></text:p>
      <text:p text:style-name="P5">Advertisements must be pre-approved by the Company.</text:p>
      <text:p text:style-name="P4"><text:span text:style-name="Strong_20_Emphasis"><text:span text:style-name="T3">Post-Termination Deliverables:</text:span></text:span></text:p>
      <text:p text:style-name="P5">Complete keyword lists associated with ads or SEO.</text:p>
      <text:p text:style-name="P5">Advertising copy and creative materials.</text:p>
      <text:p text:style-name="P5">PPC/PPV strategies, targeted territories, budgets, and demographics.</text:p>
      <text:p text:style-name="P5">Traffic details, including Google Analytics data.</text:p>
      <text:p text:style-name="P4"><text:span text:style-name="Strong_20_Emphasis"><text:span text:style-name="T3">FEES</text:span></text:span></text:p>
      <text:p text:style-name="P5">The Company shall pay the Advertiser as detailed:</text:p>
      <text:p text:style-name="P5">Monthly retainers.</text:p>
      <text:p text:style-name="P5">Hourly rates for design work.</text:p>
      <text:p text:style-name="P5">Media production for TV/radio ads.</text:p>
      <text:p text:style-name="P5">Talent fees for advertisement appearances.</text:p>
      <text:p text:style-name="P5">License fees for specific technologies.</text:p>
      <text:p text:style-name="P5">Branding/redesigning costs.</text:p>
      <text:p text:style-name="P5">Printing or delivery expenses.</text:p>
      <text:p text:style-name="P4"><text:span text:style-name="Strong_20_Emphasis"><text:span text:style-name="T3">Fee Structures Include:</text:span></text:span></text:p>
      <text:p text:style-name="P5">Fixed retainers (e.g., $X per month).</text:p>
      <text:p text:style-name="P5">% of closed sales.</text:p>
      <text:p text:style-name="P4"><text:span text:style-name="T3">$ </text:span><text:span text:style-name="T4"> </text:span><text:span text:style-name="T3">per click or email signup.</text:span></text:p>
      <text:p text:style-name="P4"><text:span text:style-name="T3">$ </text:span><text:span text:style-name="T4"> </text:span><text:span text:style-name="T3">per hour of design work.</text:span></text:p>
      <text:p text:style-name="P4"><text:span text:style-name="Strong_20_Emphasis"><text:span text:style-name="T3">ADVERTISING BUDGET MANAGEMENT</text:span></text:span></text:p>
      <text:p text:style-name="P5">The Company provides a Budget to cover campaign costs.</text:p>
      <text:p text:style-name="P5">Budget payments follow agreed terms.</text:p>
      <text:p text:style-name="P5">Unused Budget is returned upon Agreement termination.</text:p>
      <text:p text:style-name="P4"><text:span text:style-name="Strong_20_Emphasis"><text:span text:style-name="T3">DURATION</text:span></text:span></text:p>
      <text:p text:style-name="P5">This Agreement remains effective until:</text:p>
      <text:p text:style-name="P4"><text:span text:style-name="T3">The Company fails to pay fees within </text:span><text:span text:style-name="T4"> </text:span><text:span text:style-name="T3">days (unless agreed otherwise).</text:span></text:p>
      <text:p text:style-name="P5">Either Party provides written notice (14 days).</text:p>
      <text:p text:style-name="P5">One calendar year passes.</text:p>
      <text:p text:style-name="P4"><text:span text:style-name="Strong_20_Emphasis"><text:span text:style-name="T3">WARRANTIES AND INDEMNITIES</text:span></text:span></text:p>
      <text:p text:style-name="P5">Both Parties are authorized to enter into this Agreement.</text:p>
      <text:p text:style-name="P5">Both Parties commit to fulfilling obligations.</text:p>
      <text:p text:style-name="P5">Advertiser shall:</text:p>
      <text:p text:style-name="P5">Use only approved advertising methods.</text:p>
      <text:p text:style-name="P5">Allocate Budget exclusively to advertising.</text:p>
      <text:p text:style-name="P5">Suspend campaigns if instructed by the Company.</text:p>
      <text:p text:style-name="P5">The Company will:</text:p>
      <text:p text:style-name="P5">Pay all fees promptly.</text:p>
      <text:p text:style-name="P5">Advertiser guarantees originality in material and compliance with copyright.</text:p>
      <text:p text:style-name="P5">The Advertiser shall not engage in:</text:p>
      <text:p text:style-name="P5">Misleading representations.</text:p>
      <text:p text:style-name="P5">Tasteless or offensive advertisements.</text:p>
      <text:p text:style-name="P5">Both Parties submit to the legal jurisdiction defined in Clause 11.</text:p>
      <text:p text:style-name="P4"><text:span text:style-name="Strong_20_Emphasis"><text:span text:style-name="T3">CONFIDENTIALITY</text:span></text:span></text:p>
      <text:p text:style-name="P5">Advertiser will maintain confidentiality of all Company-provided information.</text:p>
      <text:p text:style-name="P5">The Company will not disclose Advertiser details to third parties.</text:p>
      <text:p text:style-name="P5">Confidentiality terms survive the Agreement expiration.</text:p>
      <text:p text:style-name="P4"><text:span text:style-name="Strong_20_Emphasis"><text:span text:style-name="T3">VARIATION</text:span></text:span></text:p>
      <text:p text:style-name="P5">Amendments must be in writing and agreed by both Parties.</text:p>
      <text:p text:style-name="P4"><text:span text:style-name="Strong_20_Emphasis"><text:span text:style-name="T3">NOTICES</text:span></text:span></text:p>
      <text:p text:style-name="P5">Notices must be in writing, delivered personally or to an agreed address.</text:p>
      <text:p text:style-name="P4"><text:span text:style-name="Strong_20_Emphasis"><text:span text:style-name="T3">GOVERNING LAW, DISPUTES, AND ARBITRATION</text:span></text:span></text:p>
      <text:p text:style-name="P5">The Agreement follows the laws of STATE/COUNTRY.</text:p>
      <text:p text:style-name="P5">Disputes are under the jurisdiction of STATE/COUNTRY courts.</text:p>
      <text:p text:style-name="P5">Disputes may be referred to arbitration under ICC guidelines.</text:p>
      <text:p text:style-name="P4"><text:span text:style-name="Strong_20_Emphasis"><text:span text:style-name="T3">SIGNATURES</text:span></text:span></text:p>
      <text:p text:style-name="P5">{Account.Name}</text:p>
      <text:p text:style-name="P5">{FirstName} {LastN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ans-serif"/>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Verdana" svg:font-family="Verd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2pt" style:language-asian="zh" style:country-asian="CN" style:font-name-complex="Lucida Sans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IN" style:font-name-asian="NSimSun" style:font-size-asian="12pt" style:language-asian="zh" style:country-asian="CN" style:font-name-complex="Lucida Sans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ans-serif" style:font-name-asian="Arial" style:font-family-asian="Arial, sans-serif" style:font-name-complex="Arial" style:font-family-complex="Arial, sans-serif"/>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ing_20_1" style:display-name="Heading 1" style:family="paragraph" style:parent-style-name="Heading" style:next-style-name="Text_20_body" style:class="chapter">
      <style:text-properties fo:font-size="24pt" fo:font-weight="bold" style:font-size-asian="24pt" style:font-weight-asian="bold"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Text_20_body" style:display-name="Text body" style:family="paragraph" style:parent-style-name="Standard" style:class="text">
      <style:paragraph-properties fo:margin-top="0cm" fo:margin-bottom="0.499cm" style:contextual-spacing="false"/>
    </style:style>
    <style:style style:name="Heading" style:family="paragraph" style:parent-style-name="Standard" style:next-style-name="Text_20_body" style:class="chapter">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order="none" fo:padding="0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ocument</dc:title>
    <meta:document-statistic meta:table-count="0" meta:image-count="0" meta:object-count="0" meta:page-count="1" meta:paragraph-count="104" meta:word-count="738" meta:character-count="5264" meta:non-whitespace-character-count="4627"/>
    <meta:generator>LibreOffice/25.2.3.2$Windows_X86_64 LibreOffice_project/bbb074479178df812d175f709636b368952c2ce3</meta:generator>
    <meta:user-defined meta:name=""/>
  </office:meta>
</office:document-meta>
</file>